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text-properties officeooo:paragraph-rsid="001255bd"/>
    </style:style>
    <style:style style:name="P4" style:family="paragraph" style:parent-style-name="Standard">
      <style:text-properties officeooo:rsid="001255bd" officeooo:paragraph-rsid="001255bd"/>
    </style:style>
    <style:style style:name="P5" style:family="paragraph" style:parent-style-name="Standard">
      <style:text-properties officeooo:paragraph-rsid="001255bd"/>
    </style:style>
    <style:style style:name="P6" style:family="paragraph" style:parent-style-name="Standard">
      <style:text-properties officeooo:rsid="00129dfa" officeooo:paragraph-rsid="00129dfa"/>
    </style:style>
    <style:style style:name="T1" style:family="text">
      <style:text-properties fo:font-weight="bold"/>
    </style:style>
    <style:style style:name="T2" style:family="text">
      <style:text-properties officeooo:rsid="00129df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Frage</text:span>: Was mache ich hier überhaupt?</text:p>
      <text:p text:style-name="Text_20_body"><text:span text:style-name="T1">Ziel</text:span>: Den Gegenstand der Arbeit bestimmen und problematisieren.</text:p>
      <text:p text:style-name="Text_20_body">Spätestens in der ersten Woche reichen sie ein Exposé ein, das einen ersten Überblick zum Examensprojekt vermittelt. Da sie kreativ arbeiten und das Endergebnis nicht absehbar ist, wird hier der Ausgangspunkt und ein mögliches Endformat beschrieben.</text:p>
      <text:h text:style-name="Heading_20_5" text:outline-level="5">Möglicher Inhalt des Exposés</text:h>
      <text:list xml:id="list123754723" text:style-name="L1">
        <text:list-item>
          <text:p text:style-name="P2">Daten:</text:p>
          <text:list>
            <text:list-item>
              <text:p text:style-name="P2">Autor/in</text:p>
            </text:list-item>
            <text:list-item>
              <text:p text:style-name="P2">Thema</text:p>
            </text:list-item>
            <text:list-item>
              <text:p text:style-name="P2">Format des Werkstücks (Abgabeformat)</text:p>
            </text:list-item>
            <text:list-item>
              <text:p text:style-name="P2">Projektart (BA, MA)</text:p>
            </text:list-item>
            <text:list-item>
              <text:p text:style-name="P2">betreuende Dozenten</text:p>
            </text:list-item>
            <text:list-item>
              <text:p text:style-name="P2">Hochschule</text:p>
            </text:list-item>
          </text:list>
        </text:list-item>
        <text:list-item>
          <text:p text:style-name="P2">Projektbeschreibung</text:p>
          <text:list>
            <text:list-item>
              <text:p text:style-name="P2">Ziele: Was soll erreicht werden? Worin besteht die primäre Arbeitsaufgabe und welches sind die weiteren Ziele des Projektes? Was ist im Projekt nicht enthalten?</text:p>
            </text:list-item>
            <text:list-item>
              <text:p text:style-name="P2">Innovation: Was ist einzigartig? Worin besteht das Forschungs- und Erkenntnisinteresse?</text:p>
            </text:list-item>
            <text:list-item>
              <text:p text:style-name="P2">Zielgruppe: Gibt es einen Nutzerkreis? Für wen und welche Situation wird das Werkstück erstellt?</text:p>
            </text:list-item>
            <text:list-item>
              <text:p text:style-name="P2">Kontext: An welchen Diskussionstand oder welche mediale Entwicklung knüpft das Projekt an?</text:p>
            </text:list-item>
          </text:list>
        </text:list-item>
        <text:list-item>
          <text:p text:style-name="P2">Methodik und Organisation</text:p>
          <text:list>
            <text:list-item>
              <text:p text:style-name="P2">Welche Methodik bzw. welcher Workflow soll angewandt werden?</text:p>
            </text:list-item>
            <text:list-item>
              <text:p text:style-name="P2">Welche Ressourcen (z.B. Skills, Programme) und welche personellen Netzwerke sind vorhanden, welche müssen noch beschafft werden? </text:p>
            </text:list-item>
            <text:list-item>
              <text:p text:style-name="P2">Welcher Zeitrahmen muss eingehalten werden (Milestones und Deadlines)?</text:p>
            </text:list-item>
          </text:list>
        </text:list-item>
        <text:list-item>
          <text:p text:style-name="P2">Abbildung</text:p>
          <text:list>
            <text:list-item>
              <text:p text:style-name="P2">Eigenhändige Skizze</text:p>
            </text:list-item>
            <text:list-item>
              <text:p text:style-name="P2">eventuell zusätzlich ein Moodboard</text:p>
            </text:list-item>
          </text:list>
        </text:list-item>
        <text:list-item>
          <text:p text:style-name="P2">Anhang</text:p>
          <text:list>
            <text:list-item>
              <text:p text:style-name="P2">Moodsamples</text:p>
            </text:list-item>
            <text:list-item>
              <text:p text:style-name="P2">Ergebnisse der Vorrecherche</text:p>
            </text:list-item>
            <text:list-item>
              <text:p text:style-name="P1">Literaturhinweise als Ausgangspunkt der Recherch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Lukas Kühnlein</text:p>
      <text:p text:style-name="P4"/>
      <text:p text:style-name="P4"><text:s/><text:span text:style-name="T2">I</text:span>mmersives Enviroment<text:span text:style-name="T2">-</text:span>Design <text:span text:style-name="T2">und Storytelling</text:span></text:p>
      <text:p text:style-name="P4"/>
      <text:p text:style-name="P4"/>
      <text:p text:style-name="P4">Demo-Level eines Games</text:p>
      <text:p text:style-name="P4"/>
      <text:p text:style-name="P4">Bachlor of Arts</text:p>
      <text:p text:style-name="P4"/>
      <text:p text:style-name="P4">betreunde Dozent: jens Müller</text:p>
      <text:p text:style-name="P4"/>
      <text:p text:style-name="P4">Hochschule Augsburg</text:p>
      <text:p text:style-name="P5"/>
      <text:p text:style-name="P5"/>
      <text:list xml:id="list41726044568448" text:continue-numbering="true" text:style-name="L1">
        <text:list-item>
          <text:p text:style-name="P3">Projektbeschreibung</text:p>
          <text:list>
            <text:list-item>
              <text:p text:style-name="P3">Ziele: Was soll erreicht werden? Worin besteht die primäre Arbeitsaufgabe und welches sind die weiteren Ziele des Projektes? Was ist im Projekt nicht enthalten?</text:p>
            </text:list-item>
            <text:list-item>
              <text:p text:style-name="P3">Innovation: Was ist einzigartig? Worin besteht das Forschungs- und Erkenntnisinteresse?</text:p>
            </text:list-item>
            <text:list-item>
              <text:p text:style-name="P3">Zielgruppe: Gibt es einen Nutzerkreis? Für wen und welche Situation wird das Werkstück erstellt?</text:p>
            </text:list-item>
            <text:list-item>
              <text:p text:style-name="P3">Kontext: An welchen Diskussionstand oder welche mediale Entwicklung knüpft das Projekt an?</text:p>
            </text:list-item>
          </text:list>
        </text:list-item>
      </text:list>
      <text:p text:style-name="Standard"/>
      <text:p text:style-name="P4">Ziele:</text:p>
      <text:p text:style-name="P4"/>
      <text:p text:style-name="P4">In der Bachlorarbeit, sollen Möglichkeiten immersiven Designs untersucht werden, insbesondere in Bezug auf sog. Enviroment/Level-Design <text:span text:style-name="T2">und Storytelling </text:span>bei Spielen.</text:p>
      <text:p text:style-name="P4">Diese verschiedenen Methoden, sollen in einem Werkstück (Demo-Level) effektiv demonstriert werden.</text:p>
      <text:p text:style-name="P4">Es soll kein fertiges Spiel entstehen und andere Aspekte des Bereiches Game-Design, werden nur nebensächlich behandelt. </text:p>
      <text:p text:style-name="P4"/>
      <text:p text:style-name="P4">Das erkenntnisinteresse der Bachlorarbeit besteht darin theoretische Methoden <text:span text:style-name="T2">und Möglichkeiten </text:span>zur <text:span text:style-name="T2">erschaffung einer Immersiven Spielewelt</text:span> zu untersuchen (Wie schaffe ich ein immersives Erlebnis? Was sind Hauptbestandteile davon?<text:span text:style-name="T2">)</text:span> und <text:span text:style-name="T2">diese Erkenntnisse und Methoden möglichst effektiv in einem aktuellen Projekt anzuwenden.</text:span> </text:p>
      <text:p text:style-name="P4"/>
      <text:p text:style-name="P6">Als Nutzerkreis (..)</text:p>
      <text:p text:style-name="P6"/>
      <text:p text:style-name="P6">Das Projekt knüpft an verschiedene mediale Entwicklungen, wie z.B. digitale Immersion an.</text:p>
      <text:p text:style-name="P6"/>
      <text:p text:style-name="P6"/>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3:16:53.612000000</meta:creation-date>
    <dc:date>2017-12-10T03:34:47.547000000</dc:date>
    <meta:editing-duration>PT5M43S</meta:editing-duration>
    <meta:editing-cycles>1</meta:editing-cycles>
    <meta:generator>LibreOffice/5.3.7.2$Windows_X86_64 LibreOffice_project/6b8ed514a9f8b44d37a1b96673cbbdd077e24059</meta:generator>
    <meta:document-statistic meta:table-count="0" meta:image-count="0" meta:object-count="0" meta:page-count="2" meta:paragraph-count="46" meta:word-count="388" meta:character-count="2848" meta:non-whitespace-character-count="2528"/>
  </office:meta>
</office:document-meta>
</file>